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721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5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5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Jobs</text:p>
          </table:table-cell>
          <table:table-cell office:value-type="string">
            <text:p>days a year</text:p>
          </table:table-cell>
          <table:table-cell table:number-columns-repeated="3"/>
          <table:table-cell office:value-type="string">
            <text:p>% of 1 FTE Yr</text:p>
          </table:table-cell>
          <table:table-cell table:number-columns-repeated="4"/>
        </table:table-row>
        <table:table-row table:style-name="ro2">
          <table:table-cell table:style-name="ce1"/>
          <table:table-cell office:value-type="string">
            <text:p>min emergency only</text:p>
          </table:table-cell>
          <table:table-cell office:value-type="string">
            <text:p>max emergency only</text:p>
          </table:table-cell>
          <table:table-cell office:value-type="string">
            <text:p>min some progress</text:p>
          </table:table-cell>
          <table:table-cell office:value-type="string">
            <text:p>max some progress</text:p>
          </table:table-cell>
          <table:table-cell office:value-type="string">
            <text:p>min emergency only</text:p>
          </table:table-cell>
          <table:table-cell office:value-type="string">
            <text:p>max emergency only</text:p>
          </table:table-cell>
          <table:table-cell office:value-type="string">
            <text:p>min some progress</text:p>
          </table:table-cell>
          <table:table-cell office:value-type="string">
            <text:p>max some progress</text:p>
          </table:table-cell>
          <table:table-cell/>
        </table:table-row>
        <table:table-row table:style-name="ro3">
          <table:table-cell table:style-name="ce1" office:value-type="string">
            <text:p>upgrade underlying DB, software, source control and backup, etc which we run the ark on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style-name="ce2" table:formula="of:=[.B3]*48/52" office:value-type="float" office:value="9.23076923076923">
            <text:p>9.23</text:p>
          </table:table-cell>
          <table:table-cell table:style-name="ce2" table:formula="of:=[.C3]*48/52" office:value-type="float" office:value="27.6923076923077">
            <text:p>27.69</text:p>
          </table:table-cell>
          <table:table-cell table:style-name="ce2" table:formula="of:=[.D3]*48/52" office:value-type="float" office:value="12.9230769230769">
            <text:p>12.92</text:p>
          </table:table-cell>
          <table:table-cell table:style-name="ce2" table:formula="of:=[.E3]*48/52" office:value-type="float" office:value="36.9230769230769">
            <text:p>36.92</text:p>
          </table:table-cell>
          <table:table-cell/>
        </table:table-row>
        <table:table-row table:style-name="ro2">
          <table:table-cell table:style-name="ce1" office:value-type="string">
            <text:p>server down, external parties messing things up?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2" table:formula="of:=[.B4]*48/52" office:value-type="float" office:value="4.61538461538462">
            <text:p>4.62</text:p>
          </table:table-cell>
          <table:table-cell table:style-name="ce2" table:formula="of:=[.C4]*48/52" office:value-type="float" office:value="9.23076923076923">
            <text:p>9.23</text:p>
          </table:table-cell>
          <table:table-cell table:style-name="ce2" table:formula="of:=[.D4]*48/52" office:value-type="float" office:value="4.61538461538462">
            <text:p>4.62</text:p>
          </table:table-cell>
          <table:table-cell table:style-name="ce2" table:formula="of:=[.E4]*48/52" office:value-type="float" office:value="18.4615384615385">
            <text:p>18.46</text:p>
          </table:table-cell>
          <table:table-cell/>
        </table:table-row>
        <table:table-row table:style-name="ro4">
          <table:table-cell table:style-name="ce1" office:value-type="string">
            <text:p>24 Builds of code (physical set up transfer plus testing time) - (assume 1 build a month if just emergency fixes)...2 a month for active code base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table:style-name="ce2" table:formula="of:=[.B5]*48/52" office:value-type="float" office:value="11.0769230769231">
            <text:p>11.08</text:p>
          </table:table-cell>
          <table:table-cell table:style-name="ce2" table:formula="of:=[.C5]*48/52" office:value-type="float" office:value="33.2307692307692">
            <text:p>33.23</text:p>
          </table:table-cell>
          <table:table-cell table:style-name="ce2" table:formula="of:=[.D5]*48/52" office:value-type="float" office:value="22.1538461538462">
            <text:p>22.15</text:p>
          </table:table-cell>
          <table:table-cell table:style-name="ce2" table:formula="of:=[.E5]*48/52" office:value-type="float" office:value="66.4615384615385">
            <text:p>66.46</text:p>
          </table:table-cell>
          <table:table-cell/>
        </table:table-row>
        <table:table-row table:style-name="ro5">
          <table:table-cell table:style-name="ce1" office:value-type="string">
            <text:p>Take Calls, support, respond and upkeep to jira, management/triage of tasks – proactive / forced training and STRICT guidelines can minimise this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style-name="ce2" table:formula="of:=[.B6]*48/52" office:value-type="float" office:value="18.4615384615385">
            <text:p>18.46</text:p>
          </table:table-cell>
          <table:table-cell table:style-name="ce2" table:formula="of:=[.C6]*48/52" office:value-type="float" office:value="92.3076923076923">
            <text:p>92.31</text:p>
          </table:table-cell>
          <table:table-cell table:style-name="ce2" table:formula="of:=[.D6]*48/52" office:value-type="float" office:value="92.3076923076923">
            <text:p>92.31</text:p>
          </table:table-cell>
          <table:table-cell table:style-name="ce2" table:formula="of:=[.E6]*48/52" office:value-type="float" office:value="184.615384615385">
            <text:p>184.62</text:p>
          </table:table-cell>
          <table:table-cell/>
        </table:table-row>
        <table:table-row table:style-name="ro6">
          <table:table-cell table:style-name="ce1" office:value-type="string">
            <text:p>Computer guys doing admin, trying to get money, legal documents, <text:s/>etc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2" table:formula="of:=[.B7]*48/52" office:value-type="float" office:value="9.23076923076923">
            <text:p>9.23</text:p>
          </table:table-cell>
          <table:table-cell table:style-name="ce2" table:formula="of:=[.C7]*48/52" office:value-type="float" office:value="18.4615384615385">
            <text:p>18.46</text:p>
          </table:table-cell>
          <table:table-cell table:style-name="ce2" table:formula="of:=[.D7]*48/52" office:value-type="float" office:value="18.4615384615385">
            <text:p>18.46</text:p>
          </table:table-cell>
          <table:table-cell table:style-name="ce2" table:formula="of:=[.E7]*48/52" office:value-type="float" office:value="92.3076923076923">
            <text:p>92.31</text:p>
          </table:table-cell>
          <table:table-cell/>
        </table:table-row>
        <table:table-row table:style-name="ro4">
          <table:table-cell table:style-name="ce1" office:value-type="string">
            <text:p>Being IT Guy, consulting our staff, advising, messing with hardware, red box of hard drives, hanging out in server room, etc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2" table:formula="of:=[.B8]*48/52" office:value-type="float" office:value="4.61538461538462">
            <text:p>4.62</text:p>
          </table:table-cell>
          <table:table-cell table:style-name="ce2" table:formula="of:=[.C8]*48/52" office:value-type="float" office:value="18.4615384615385">
            <text:p>18.46</text:p>
          </table:table-cell>
          <table:table-cell table:style-name="ce2" table:formula="of:=[.D8]*48/52" office:value-type="float" office:value="4.61538461538462">
            <text:p>4.62</text:p>
          </table:table-cell>
          <table:table-cell table:style-name="ce2" table:formula="of:=[.E8]*48/52" office:value-type="float" office:value="92.3076923076923">
            <text:p>92.31</text:p>
          </table:table-cell>
          <table:table-cell/>
        </table:table-row>
        <table:table-row table:style-name="ro6">
          <table:table-cell table:style-name="ce1" office:value-type="string">
            <text:p>meetings, overhead, cleaning, nonsense, assorted office tasks and being part of a universit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table:formula="of:=[.B9]*48/52" office:value-type="float" office:value="4.61538461538462">
            <text:p>4.62</text:p>
          </table:table-cell>
          <table:table-cell table:style-name="ce2" table:formula="of:=[.C9]*48/52" office:value-type="float" office:value="9.23076923076923">
            <text:p>9.23</text:p>
          </table:table-cell>
          <table:table-cell table:style-name="ce2" table:formula="of:=[.D9]*48/52" office:value-type="float" office:value="4.61538461538462">
            <text:p>4.62</text:p>
          </table:table-cell>
          <table:table-cell table:style-name="ce2" table:formula="of:=[.E9]*48/52" office:value-type="float" office:value="13.8461538461538">
            <text:p>13.85</text:p>
          </table:table-cell>
          <table:table-cell/>
        </table:table-row>
        <table:table-row table:style-name="ro6">
          <table:table-cell table:style-name="ce1" office:value-type="string">
            <text:p>Code Fixes, fix bugs and existing errors &amp; errors caused by the previous list</text:p>
          </table:table-cell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ce2" table:formula="of:=[.B10]*48/52" office:value-type="float" office:value="64.6153846153846">
            <text:p>64.62</text:p>
          </table:table-cell>
          <table:table-cell table:style-name="ce2" table:formula="of:=[.C10]*48/52" office:value-type="float" office:value="230.769230769231">
            <text:p>230.77</text:p>
          </table:table-cell>
          <table:table-cell table:style-name="ce2" table:formula="of:=[.D10]*48/52" office:value-type="float" office:value="92.3076923076923">
            <text:p>92.31</text:p>
          </table:table-cell>
          <table:table-cell table:style-name="ce2" table:formula="of:=[.E10]*48/52" office:value-type="float" office:value="230.769230769231">
            <text:p>230.77</text:p>
          </table:table-cell>
          <table:table-cell/>
        </table:table-row>
        <table:table-row table:style-name="ro4">
          <table:table-cell table:style-name="ce1" office:value-type="string">
            <text:p>New development of more urgent requests necessary to be a consistently usable independent software (auditing, self-testing capability)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style-name="ce2" table:formula="of:=[.B11]*48/52" office:value-type="float" office:value="0">
            <text:p>0.00</text:p>
          </table:table-cell>
          <table:table-cell table:style-name="ce2" table:formula="of:=[.C11]*48/52" office:value-type="float" office:value="0">
            <text:p>0.00</text:p>
          </table:table-cell>
          <table:table-cell table:style-name="ce2" table:formula="of:=[.D11]*48/52" office:value-type="float" office:value="46.1538461538462">
            <text:p>46.15</text:p>
          </table:table-cell>
          <table:table-cell table:style-name="ce2" table:formula="of:=[.E11]*48/52" office:value-type="float" office:value="230.769230769231">
            <text:p>230.77</text:p>
          </table:table-cell>
          <table:table-cell office:value-type="string">
            <text:p>it is what we want it to be</text:p>
          </table:table-cell>
        </table:table-row>
        <table:table-row table:style-name="ro2">
          <table:table-cell table:style-name="ce1" office:value-type="string">
            <text:p>General documentation and demos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2" table:formula="of:=[.B12]*48/52" office:value-type="float" office:value="13.8461538461538">
            <text:p>13.85</text:p>
          </table:table-cell>
          <table:table-cell table:style-name="ce2" table:formula="of:=[.C12]*48/52" office:value-type="float" office:value="27.6923076923077">
            <text:p>27.69</text:p>
          </table:table-cell>
          <table:table-cell table:style-name="ce2" table:formula="of:=[.D12]*48/52" office:value-type="float" office:value="18.4615384615385">
            <text:p>18.46</text:p>
          </table:table-cell>
          <table:table-cell table:style-name="ce2" table:formula="of:=[.E12]*48/52" office:value-type="float" office:value="55.3846153846154">
            <text:p>55.38</text:p>
          </table:table-cell>
          <table:table-cell/>
        </table:table-row>
        <table:table-row table:style-name="ro3">
          <table:table-cell table:style-name="ce1" office:value-type="string">
            <text:p>deal with 3rd party coders – both coordination and them messing up.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2" table:formula="of:=[.B13]*48/52" office:value-type="float" office:value="4.61538461538462">
            <text:p>4.62</text:p>
          </table:table-cell>
          <table:table-cell table:style-name="ce2" table:formula="of:=[.C13]*48/52" office:value-type="float" office:value="27.6923076923077">
            <text:p>27.69</text:p>
          </table:table-cell>
          <table:table-cell table:style-name="ce2" table:formula="of:=[.D13]*48/52" office:value-type="float" office:value="9.23076923076923">
            <text:p>9.23</text:p>
          </table:table-cell>
          <table:table-cell table:style-name="ce2" table:formula="of:=[.E13]*48/52" office:value-type="float" office:value="46.1538461538462">
            <text:p>46.15</text:p>
          </table:table-cell>
          <table:table-cell/>
        </table:table-row>
        <table:table-row table:style-name="ro6">
          <table:table-cell table:style-name="ce1" office:value-type="string">
            <text:p>Fancy new stuff or requests we are not convinced of <text:s/>ON DEMAND FOR MONEY</text:p>
          </table:table-cell>
          <table:table-cell table:number-columns-repeated="4"/>
          <table:table-cell table:style-name="ce2" table:formula="of:=[.B14]*48/52" office:value-type="float" office:value="0">
            <text:p>0.00</text:p>
          </table:table-cell>
          <table:table-cell table:style-name="ce2" table:formula="of:=[.C14]*48/52" office:value-type="float" office:value="0">
            <text:p>0.00</text:p>
          </table:table-cell>
          <table:table-cell table:style-name="ce2" table:formula="of:=[.D14]*48/52" office:value-type="float" office:value="0">
            <text:p>0.00</text:p>
          </table:table-cell>
          <table:table-cell table:style-name="ce2" table:formula="of:=[.E14]*48/52" office:value-type="float" office:value="0">
            <text:p>0.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4"/>
          <table:table-cell table:style-name="ce2" table:number-columns-repeated="4"/>
          <table:table-cell/>
        </table:table-row>
        <table:table-row table:style-name="ro2">
          <table:table-cell table:style-name="ce1" office:value-type="string">
            <text:p>Totals thus far</text:p>
          </table:table-cell>
          <table:table-cell table:formula="of:=SUM([.B3:.B18])" office:value-type="float" office:value="157">
            <text:p>157</text:p>
          </table:table-cell>
          <table:table-cell table:formula="of:=SUM([.C3:.C18])" office:value-type="float" office:value="536">
            <text:p>536</text:p>
          </table:table-cell>
          <table:table-cell table:formula="of:=SUM([.D3:.D18])" office:value-type="float" office:value="353">
            <text:p>353</text:p>
          </table:table-cell>
          <table:table-cell table:formula="of:=SUM([.E3:.E18])" office:value-type="float" office:value="1157">
            <text:p>1157</text:p>
          </table:table-cell>
          <table:table-cell table:formula="of:=SUM([.F3:.F18])" office:value-type="float" office:value="144.923076923077">
            <text:p>144.9230769231</text:p>
          </table:table-cell>
          <table:table-cell table:formula="of:=SUM([.G3:.G18])" office:value-type="float" office:value="494.769230769231">
            <text:p>494.7692307692</text:p>
          </table:table-cell>
          <table:table-cell table:formula="of:=SUM([.H3:.H18])" office:value-type="float" office:value="325.846153846154">
            <text:p>325.8461538462</text:p>
          </table:table-cell>
          <table:table-cell table:formula="of:=SUM([.I3:.I18])" office:value-type="float" office:value="1068">
            <text:p>1068</text:p>
          </table:table-cell>
          <table:table-cell/>
        </table:table-row>
        <table:table-row table:style-name="ro1" table:number-rows-repeated="92">
          <table:table-cell table:style-name="ce1"/>
          <table:table-cell table:number-columns-repeated="4"/>
          <table:table-cell table:style-name="ce2" table:number-columns-repeated="4"/>
          <table:table-cell/>
        </table:table-row>
        <table:table-row table:style-name="ro1" table:number-rows-repeated="41">
          <table:table-cell table:number-columns-repeated="5"/>
          <table:table-cell table:style-name="ce2" table:number-columns-repeated="4"/>
          <table:table-cell/>
        </table:table-row>
        <table:table-row table:style-name="ro1" table:number-rows-repeated="10484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7-17T15:21:02</meta:creation-date>
    <dc:date>2013-07-17T15:48:41</dc:date>
    <dc:creator>travis </dc:creator>
    <meta:editing-duration>PT9M39S</meta:editing-duration>
    <meta:editing-cycles>2</meta:editing-cycles>
    <meta:generator>LibreOffice/3.5$Linux_x86 LibreOffice_project/350m1$Build-2</meta:generator>
    <meta:document-statistic meta:table-count="3" meta:cell-count="129" meta:object-count="0"/>
  </office:meta>
</office:document-meta>
</file>